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LON CORREA, FIORELA CHRISTI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77718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4/10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97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77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830</text:p>
          </table:table-cell>
          <table:table-cell table:style-name="Tabla2.A2" office:value-type="string">
            <text:p text:style-name="P7">276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828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.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9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MONTO ABONADO CORRESPONDE AL EMBARQUE DEL DIA LUNES 18/10 + UN SALDO DE 11/10 s/112.00 + SERVICIO DE FLETE TRU-LIM (RECOJO DE BANDEJ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16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